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Tahoma2" svg:font-family="Tahoma"/>
    <style:font-face style:name="Liberation Serif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" fo:language="en" fo:country="US" fo:font-weight="bold" officeooo:rsid="0084fbea" officeooo:paragraph-rsid="0084fbea" style:font-weight-asian="bold" style:font-weight-complex="bold"/>
    </style:style>
    <style:style style:name="P2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" fo:language="en" fo:country="US" officeooo:rsid="005fdcdd" officeooo:paragraph-rsid="0084fbea"/>
    </style:style>
    <style:style style:name="P3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" fo:language="en" fo:country="US" officeooo:rsid="00246d43" officeooo:paragraph-rsid="009a9e84"/>
    </style:style>
    <style:style style:name="P4" style:family="paragraph" style:parent-style-name="Text_20_body">
      <style:paragraph-properties fo:margin-top="0.4cm" fo:margin-bottom="0cm" loext:contextual-spacing="false" fo:text-align="start" style:justify-single-word="false"/>
    </style:style>
    <style:style style:name="P5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385559"/>
    </style:style>
    <style:style style:name="P6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4fbea"/>
    </style:style>
    <style:style style:name="P7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e59d5"/>
    </style:style>
    <style:style style:name="P8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fc10a"/>
    </style:style>
    <style:style style:name="P9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45796"/>
    </style:style>
    <style:style style:name="P10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a9e84"/>
    </style:style>
    <style:style style:name="P11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29b0b0"/>
    </style:style>
    <style:style style:name="P12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b6681"/>
    </style:style>
    <style:style style:name="T1" style:family="text">
      <style:text-properties officeooo:rsid="0046bbf0"/>
    </style:style>
    <style:style style:name="T2" style:family="text">
      <style:text-properties style:font-name="Liberation Serif1" fo:font-size="12pt" fo:language="en" fo:country="GB" fo:font-weight="normal" officeooo:rsid="004ac742" style:font-size-asian="12pt" style:font-weight-asian="normal" style:font-size-complex="12pt" style:font-weight-complex="normal"/>
    </style:style>
    <style:style style:name="T3" style:family="text">
      <style:text-properties style:font-name="Liberation Serif1" fo:font-size="12pt" fo:language="en" fo:country="GB" fo:font-weight="normal" officeooo:rsid="0063afb4" style:font-size-asian="12pt" style:font-weight-asian="normal" style:font-size-complex="12pt" style:font-weight-complex="normal"/>
    </style:style>
    <style:style style:name="T4" style:family="text">
      <style:text-properties style:font-name="Liberation Serif1" fo:font-size="12pt" fo:language="en" fo:country="GB" fo:font-weight="normal" officeooo:rsid="0092a828" style:font-size-asian="12pt" style:font-weight-asian="normal" style:font-size-complex="12pt" style:font-weight-complex="normal"/>
    </style:style>
    <style:style style:name="T5" style:family="text">
      <style:text-properties style:font-name="Liberation Serif1" fo:font-size="12pt" fo:language="en" fo:country="GB" fo:font-weight="normal" officeooo:rsid="0055ef84" style:font-size-asian="12pt" style:font-weight-asian="normal" style:font-size-complex="12pt" style:font-weight-complex="normal"/>
    </style:style>
    <style:style style:name="T6" style:family="text">
      <style:text-properties style:font-name="Liberation Serif1" fo:font-size="12pt" fo:language="en" fo:country="GB" fo:font-weight="normal" officeooo:rsid="005c657e" style:font-size-asian="12pt" style:font-weight-asian="normal" style:font-size-complex="12pt" style:font-weight-complex="normal"/>
    </style:style>
    <style:style style:name="T7" style:family="text">
      <style:text-properties style:font-name="Liberation Serif1" fo:font-size="12pt" fo:language="en" fo:country="GB" fo:font-weight="normal" officeooo:rsid="00774792" style:font-size-asian="12pt" style:font-weight-asian="normal" style:font-size-complex="12pt" style:font-weight-complex="normal"/>
    </style:style>
    <style:style style:name="T8" style:family="text">
      <style:text-properties style:font-name="Liberation Serif1" fo:font-size="12pt" fo:language="en" fo:country="GB" fo:font-weight="normal" officeooo:rsid="0099a4bb" style:font-size-asian="12pt" style:font-weight-asian="normal" style:font-size-complex="12pt" style:font-weight-complex="normal"/>
    </style:style>
    <style:style style:name="T9" style:family="text">
      <style:text-properties officeooo:rsid="00232935"/>
    </style:style>
    <style:style style:name="T10" style:family="text">
      <style:text-properties style:font-name="Liberation Serif" fo:language="en" fo:country="US" fo:font-weight="bold" style:font-weight-asian="bold" style:font-weight-complex="bold"/>
    </style:style>
    <style:style style:name="T11" style:family="text">
      <style:text-properties style:font-name="Liberation Serif" fo:language="en" fo:country="US" fo:font-weight="bold" officeooo:rsid="00246d43" style:font-weight-asian="bold" style:font-weight-complex="bold"/>
    </style:style>
    <style:style style:name="T12" style:family="text">
      <style:text-properties style:font-name="Liberation Serif" fo:language="en" fo:country="US" fo:font-weight="bold" officeooo:rsid="0077bccc" style:font-weight-asian="bold" style:font-weight-complex="bold"/>
    </style:style>
    <style:style style:name="T13" style:family="text">
      <style:text-properties style:font-name="Liberation Serif" fo:language="en" fo:country="US" fo:font-weight="bold" officeooo:rsid="0079565c" style:font-weight-asian="bold" style:font-weight-complex="bold"/>
    </style:style>
    <style:style style:name="T14" style:family="text">
      <style:text-properties style:font-name="Liberation Serif" fo:language="en" fo:country="US" fo:font-weight="bold" officeooo:rsid="008cd8ef" style:font-weight-asian="bold" style:font-weight-complex="bold"/>
    </style:style>
    <style:style style:name="T15" style:family="text">
      <style:text-properties style:font-name="Liberation Serif" fo:language="en" fo:country="US" fo:font-weight="bold" officeooo:rsid="008fc10a" style:font-weight-asian="bold" style:font-weight-complex="bold"/>
    </style:style>
    <style:style style:name="T16" style:family="text">
      <style:text-properties style:font-name="Liberation Serif" fo:language="en" fo:country="US" fo:font-weight="bold" officeooo:rsid="0090d7ee" style:font-weight-asian="bold" style:font-weight-complex="bold"/>
    </style:style>
    <style:style style:name="T17" style:family="text">
      <style:text-properties style:font-name="Liberation Serif" fo:language="en" fo:country="US" fo:font-weight="bold" officeooo:rsid="0098865b" style:font-weight-asian="bold" style:font-weight-complex="bold"/>
    </style:style>
    <style:style style:name="T18" style:family="text">
      <style:text-properties style:font-name="Liberation Serif" fo:language="en" fo:country="US" fo:font-weight="bold" officeooo:rsid="0099a4bb" style:font-weight-asian="bold" style:font-weight-complex="bold"/>
    </style:style>
    <style:style style:name="T19" style:family="text">
      <style:text-properties style:font-name="Liberation Serif" fo:language="en" fo:country="US" officeooo:rsid="0055ef84"/>
    </style:style>
    <style:style style:name="T20" style:family="text">
      <style:text-properties style:font-name="Liberation Serif" fo:language="en" fo:country="US" officeooo:rsid="00232935"/>
    </style:style>
    <style:style style:name="T21" style:family="text">
      <style:text-properties style:font-name="Liberation Serif" fo:language="en" fo:country="US" officeooo:rsid="0064dfe3"/>
    </style:style>
    <style:style style:name="T22" style:family="text">
      <style:text-properties style:font-name="Liberation Serif" fo:language="en" fo:country="US" officeooo:rsid="00246d43"/>
    </style:style>
    <style:style style:name="T23" style:family="text">
      <style:text-properties style:font-name="Liberation Serif" fo:language="en" fo:country="US" officeooo:rsid="00601fbf"/>
    </style:style>
    <style:style style:name="T24" style:family="text">
      <style:text-properties style:font-name="Liberation Serif" fo:language="en" fo:country="US" officeooo:rsid="004eb90e"/>
    </style:style>
    <style:style style:name="T25" style:family="text">
      <style:text-properties style:font-name="Liberation Serif" fo:language="en" fo:country="US" officeooo:rsid="002e6b24"/>
    </style:style>
    <style:style style:name="T26" style:family="text">
      <style:text-properties style:font-name="Liberation Serif" fo:language="en" fo:country="US" officeooo:rsid="0046bbf0"/>
    </style:style>
    <style:style style:name="T27" style:family="text">
      <style:text-properties style:font-name="Liberation Serif" fo:language="en" fo:country="US" officeooo:rsid="0077bccc"/>
    </style:style>
    <style:style style:name="T28" style:family="text">
      <style:text-properties style:font-name="Liberation Serif" fo:language="en" fo:country="US" officeooo:rsid="0079565c"/>
    </style:style>
    <style:style style:name="T29" style:family="text">
      <style:text-properties style:font-name="Liberation Serif" fo:language="en" fo:country="US" officeooo:rsid="0081ea80"/>
    </style:style>
    <style:style style:name="T30" style:family="text">
      <style:text-properties style:font-name="Liberation Serif" fo:language="en" fo:country="US" officeooo:rsid="00695fbc"/>
    </style:style>
    <style:style style:name="T31" style:family="text">
      <style:text-properties style:font-name="Liberation Serif" fo:language="en" fo:country="US" officeooo:rsid="005fdcdd"/>
    </style:style>
    <style:style style:name="T32" style:family="text">
      <style:text-properties style:font-name="Liberation Serif" fo:language="en" fo:country="US" officeooo:rsid="0065dc2a"/>
    </style:style>
    <style:style style:name="T33" style:family="text">
      <style:text-properties style:font-name="Liberation Serif" fo:language="en" fo:country="US" officeooo:rsid="0084fbea"/>
    </style:style>
    <style:style style:name="T34" style:family="text">
      <style:text-properties style:font-name="Liberation Serif" fo:language="en" fo:country="US" officeooo:rsid="008b11ba"/>
    </style:style>
    <style:style style:name="T35" style:family="text">
      <style:text-properties style:font-name="Liberation Serif" fo:language="en" fo:country="US" officeooo:rsid="008cd8ef"/>
    </style:style>
    <style:style style:name="T36" style:family="text">
      <style:text-properties style:font-name="Liberation Serif" fo:language="en" fo:country="US" officeooo:rsid="008fc10a"/>
    </style:style>
    <style:style style:name="T37" style:family="text">
      <style:text-properties style:font-name="Liberation Serif" fo:language="en" fo:country="US" officeooo:rsid="0028de8a"/>
    </style:style>
    <style:style style:name="T38" style:family="text">
      <style:text-properties style:font-name="Liberation Serif" fo:language="en" fo:country="US" officeooo:rsid="00566365"/>
    </style:style>
    <style:style style:name="T39" style:family="text">
      <style:text-properties style:font-name="Liberation Serif" fo:language="en" fo:country="US" officeooo:rsid="005abdeb"/>
    </style:style>
    <style:style style:name="T40" style:family="text">
      <style:text-properties style:font-name="Liberation Serif" fo:language="en" fo:country="US" officeooo:rsid="008ff193"/>
    </style:style>
    <style:style style:name="T41" style:family="text">
      <style:text-properties style:font-name="Liberation Serif" fo:language="en" fo:country="US" officeooo:rsid="0090d7ee"/>
    </style:style>
    <style:style style:name="T42" style:family="text">
      <style:text-properties style:font-name="Liberation Serif" fo:language="en" fo:country="US" officeooo:rsid="0098865b"/>
    </style:style>
    <style:style style:name="T43" style:family="text">
      <style:text-properties style:font-name="Liberation Serif" fo:language="en" fo:country="US" officeooo:rsid="0099a4bb"/>
    </style:style>
    <style:style style:name="T44" style:family="text">
      <style:text-properties style:font-name="Liberation Serif" fo:language="en" fo:country="US" officeooo:rsid="009b6681"/>
    </style:style>
    <style:style style:name="T45" style:family="text">
      <style:text-properties officeooo:rsid="007956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LibreOffice </text:span><text:span text:style-name="T12">6.</text:span><text:span text:style-name="T15">4</text:span><text:span text:style-name="T12">.</text:span><text:span text:style-name="T17">4</text:span><text:span text:style-name="T16"> available for download</text:span></text:p>
      <text:p text:style-name="P9"><text:span text:style-name="T19">Berlin</text:span><text:span text:style-name="T20">, </text:span><text:span text:style-name="T42">May 21,</text:span><text:span text:style-name="T20"> 20</text:span><text:span text:style-name="T36">20</text:span><text:span text:style-name="T20"> – The Document Foundation announces </text:span><text:span text:style-name="T41">the availability of </text:span><text:span text:style-name="T20">LibreOffice 6.</text:span><text:span text:style-name="T35">4.</text:span><text:span text:style-name="T42">4</text:span><text:span text:style-name="T20">, </text:span><text:span text:style-name="T27">the </text:span><text:span text:style-name="T42">4th</text:span><text:span text:style-name="T27"> minor release of the LibreOffice 6.</text:span><text:span text:style-name="T40">4</text:span><text:span text:style-name="T27"> family, targeted at technology enthusiasts and power users. LibreOffice 6.4.</text:span><text:span text:style-name="T42">4</text:span><text:span text:style-name="T27"> includes </text:span><text:span text:style-name="T41">several</text:span><text:span text:style-name="T27"> bug fixes and improvements to document compatibility.</text:span></text:p>
      <text:p text:style-name="P8"><text:span text:style-name="T27">LibreOffice </text:span><text:span text:style-name="T37">6.</text:span><text:span text:style-name="T36">4</text:span><text:span text:style-name="T37">.</text:span><text:span text:style-name="T42">4</text:span><text:span text:style-name="T27"> represents the bleeding edge in term of features for open source office suites, and as such is </text:span><text:span text:style-name="T38">not optimized for enterprise-class deployments, where features are less important than robustness</text:span><text:span text:style-name="T27">. </text:span><text:span text:style-name="T39">Users wanting a more mature version can download LibreOffice 6.</text:span><text:span text:style-name="T36">3</text:span><text:span text:style-name="T39">.</text:span><text:span text:style-name="T43">6</text:span><text:span text:style-name="T39">, which includes some months of back-ported fixes.</text:span></text:p>
      <text:p text:style-name="P12"><text:span text:style-name="T22">For enterprise class deployment</text:span><text:span text:style-name="T23">s</text:span><text:span text:style-name="T22">, TDF strongly recommen</text:span><text:span text:style-name="T24">d</text:span><text:span text:style-name="T44">s</text:span><text:span text:style-name="T22"> sourcing </text:span><text:span text:style-name="T23">LibreOffice </text:span><text:span text:style-name="T22">from one of t</text:span><text:span text:style-name="T23">he</text:span><text:span text:style-name="T22"> ecosystem partners </text:span><text:span text:style-name="T23">to</text:span><text:span text:style-name="T22"> get long-term supported releases, </text:span><text:span text:style-name="T23">dedicated </text:span><text:span text:style-name="T22">assistance, custom new features and other benefits, </text:span><text:span text:style-name="T34">including </text:span><text:span text:style-name="T22">Service Level Agreement</text:span><text:span text:style-name="T34">s</text:span><text:span text:style-name="T22"> (SLA</text:span><text:span text:style-name="T34">s</text:span><text:span text:style-name="T22">): </text:span><text:a xlink:type="simple" xlink:href="https://www.libreoffice.org/download/libreoffice-in-business/" text:style-name="Internet_20_link" text:visited-style-name="Visited_20_Internet_20_Link">https://www.libreoffice.org/download/libreoffice-in-business/</text:a><text:span text:style-name="T22"> Also, the work done by ecosystem partners flows back into the LibreOffice project, benefiting everyone.</text:span></text:p>
      <text:p text:style-name="P7"><text:span text:style-name="T30">LibreOffice’s individual users are helped by a global community of volunteers: </text:span><text:a xlink:type="simple" xlink:href="https://www.libreoffice.org/get-help/community-support/" text:style-name="Internet_20_link" text:visited-style-name="Visited_20_Internet_20_Link">https://www.libreoffice.org/get-help/community-support/</text:a><text:span text:style-name="T30">. On the website and the wiki there </text:span><text:span text:style-name="T31">are guides, manuals, tutorials and HowTo</text:span><text:span text:style-name="T32">s</text:span><text:span text:style-name="T31">. </text:span><text:span text:style-name="T30">D</text:span><text:span text:style-name="T31">onation</text:span><text:span text:style-name="T32">s</text:span><text:span text:style-name="T31"> help us </text:span><text:span text:style-name="T32">to </text:span><text:span text:style-name="T31">make </text:span><text:span text:style-name="T30">all of </text:span><text:span text:style-name="T31">these </text:span><text:span text:style-name="T30">resources </text:span><text:span text:style-name="T31">available.</text:span></text:p>
      <text:p text:style-name="P11"><text:span text:style-name="T11">Availability of LibreOffice </text:span><text:span text:style-name="T13">6.</text:span><text:span text:style-name="T14">4.</text:span><text:span text:style-name="T18">4</text:span></text:p>
      <text:p text:style-name="P5"><text:span text:style-name="T22">LibreOffice </text:span><text:span text:style-name="T28">6.</text:span><text:span text:style-name="T35">4.</text:span><text:span text:style-name="T43">4</text:span><text:span text:style-name="T28"> i</text:span><text:span text:style-name="T29">s</text:span><text:span text:style-name="T22"> immediately available from the following link: </text:span><text:a xlink:type="simple" xlink:href="https://www.libreoffice.org/download/" text:style-name="Internet_20_link" text:visited-style-name="Visited_20_Internet_20_Link">http</text:a><text:a xlink:type="simple" xlink:href="https://www.libreoffice.org/download/" text:style-name="Internet_20_link" text:visited-style-name="Visited_20_Internet_20_Link"><text:span text:style-name="T26">s</text:span></text:a><text:a xlink:type="simple" xlink:href="https://www.libreoffice.org/download/" text:style-name="Internet_20_link" text:visited-style-name="Visited_20_Internet_20_Link">://www.libreoffice.org/download/</text:a><text:span text:style-name="T22">. </text:span><text:span text:style-name="T25">Minimum requirements </text:span><text:span text:style-name="T28">are specified on the download page</text:span><text:span text:style-name="T25">. </text:span><text:span text:style-name="T29">TDF b</text:span><text:span text:style-name="T22">uilds of the latest LibreOffice Online source code are available as Docker images: </text:span><text:a xlink:type="simple" xlink:href="https://hub.docker.com/r/libreoffice/online/" text:style-name="Internet_20_link" text:visited-style-name="Visited_20_Internet_20_Link">https://hub.docker.com/r/libreoffice/online/</text:a><text:span text:style-name="T22">. </text:span></text:p>
      <text:p text:style-name="P10"><text:span text:style-name="T20">LibreOffice 6.</text:span><text:span text:style-name="T35">4.</text:span><text:span text:style-name="T43">4</text:span><text:span text:style-name="T21">’s</text:span><text:span text:style-name="T20"> </text:span><text:span text:style-name="T2">change log page</text:span><text:span text:style-name="T5">s</text:span><text:span text:style-name="T20"> </text:span><text:span text:style-name="T19">are available on TDF’s wiki</text:span><text:span text:style-name="T3">: </text:span><text:a xlink:type="simple" xlink:href="https://wiki.documentfoundation.org/Releases/6.4.4/RC1" text:style-name="Internet_20_link" text:visited-style-name="Visited_20_Internet_20_Link"><text:span text:style-name="T8">https://wiki.documentfoundation.org/Releases/6.4.4/RC1</text:span></text:a><text:span text:style-name="T4"> </text:span><text:span text:style-name="T2">(changed in RC1) </text:span><text:span text:style-name="T7">and</text:span><text:span text:style-name="T5"> </text:span><text:a xlink:type="simple" xlink:href="https://wiki.documentfoundation.org/Releases/6.4.4/RC2" text:style-name="Internet_20_link" text:visited-style-name="Visited_20_Internet_20_Link"><text:span text:style-name="T8">https://wiki.documentfoundation.org/Releases/6.4.4/RC2</text:span></text:a><text:span text:style-name="T5"> (ch</text:span><text:span text:style-name="T6">a</text:span><text:span text:style-name="T5">nged in RC2).</text:span></text:p>
      <text:p text:style-name="P3"><text:span text:style-name="T45">All versions of </text:span>LibreOffice a<text:span text:style-name="T45">re</text:span> built with document conversion libraries from the Document Liberation Project: <text:a xlink:type="simple" xlink:href="https://www.documentliberation.org/" text:style-name="Internet_20_link" text:visited-style-name="Visited_20_Internet_20_Link">http</text:a><text:a xlink:type="simple" xlink:href="https://www.documentliberation.org/" text:style-name="Internet_20_link" text:visited-style-name="Visited_20_Internet_20_Link"><text:span text:style-name="T1">s</text:span></text:a><text:a xlink:type="simple" xlink:href="https://www.documentliberation.org/" text:style-name="Internet_20_link" text:visited-style-name="Visited_20_Internet_20_Link">://www.documentliberation.org</text:a>. </text:p>
      <text:p text:style-name="P1">Support LibreOffice</text:p>
      <text:p text:style-name="P2">LibreOffice users are invited to<text:span text:style-name="T9"> join the community at </text:span><text:a xlink:type="simple" xlink:href="https://ask.libreoffice.org/" text:style-name="Internet_20_link" text:visited-style-name="Visited_20_Internet_20_Link">https://</text:a><text:a xlink:type="simple" xlink:href="https://ask.libreoffice.org/" text:style-name="Internet_20_link" text:visited-style-name="Visited_20_Internet_20_Link"><text:span text:style-name="T9">ask.libreoffice.org</text:span></text:a><text:span text:style-name="T9">, where </text:span>they<text:span text:style-name="T9"> can get and provide user-to-user support. People willing to contribute their time and professional skills to the project can visit the dedicated website at </text:span><text:a xlink:type="simple" xlink:href="https://whatcanidoforlibreoffice.org/" text:style-name="Internet_20_link" text:visited-style-name="Visited_20_Internet_20_Link"><text:span text:style-name="T9">https://whatcanidoforlibreoffice.org</text:span></text:a><text:span text:style-name="T9">. </text:span></text:p>
      <text:p text:style-name="P6"><text:span text:style-name="T22">LibreOffice users, free software advocates and community members can </text:span><text:span text:style-name="T33">provide financial </text:span><text:span text:style-name="T22">support </text:span><text:span text:style-name="T33">to </text:span><text:span text:style-name="T22">The Document Foundation with a donation </text:span><text:span text:style-name="T33">via PayPal, credit </text:span><text:soft-page-break/><text:span text:style-name="T33">card or other tools </text:span><text:span text:style-name="T22">at </text:span><text:a xlink:type="simple" xlink:href="https://www.libreoffice.org/donate" text:style-name="Internet_20_link" text:visited-style-name="Visited_20_Internet_20_Link">http</text:a><text:a xlink:type="simple" xlink:href="https://www.libreoffice.org/donate" text:style-name="Internet_20_link" text:visited-style-name="Visited_20_Internet_20_Link"><text:span text:style-name="T26">s</text:span></text:a><text:a xlink:type="simple" xlink:href="https://www.libreoffice.org/donate" text:style-name="Internet_20_link" text:visited-style-name="Visited_20_Internet_20_Link">://www.libreoffice.org/donate</text:a><text:span text:style-name="T22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Tahoma2" svg:font-family="Tahoma"/>
    <style:font-face style:name="Liberation Serif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.4cm" fo:margin-bottom="0cm" loext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 style:master-page-name="">
      <loext:graphic-properties draw:fill="none" draw:fill-color="#99ccff"/>
      <style:paragraph-properties fo:margin-top="0.4cm" fo:margin-bottom="0cm" loext:contextual-spacing="false" fo:text-align="center" style:justify-single-word="false" style:page-number="auto" fo:background-color="transparent" style:shadow="none" fo:keep-with-next="auto">
        <style:tab-stops/>
      </style:paragraph-properties>
      <style:text-properties style:font-name="Times New Roman1" fo:font-family="'Times New Roman'" style:font-style-name="Grassetto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.5cm" fo:margin-left="3.5cm" fo:margin-right="3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85aa6f776c6af63185291a519637a4f7af4e8a3b</meta:generator>
    <meta:creation-date>2018-07-14T18:18:30.859555315</meta:creation-date>
    <dc:language>it-IT</dc:language>
    <meta:editing-cycles>64</meta:editing-cycles>
    <meta:editing-duration>P1DT6H57M37S</meta:editing-duration>
    <meta:initial-creator>Italo Vignoli</meta:initial-creator>
    <dc:date>2020-05-21T22:01:51.946592758</dc:date>
    <meta:document-statistic meta:table-count="0" meta:image-count="0" meta:object-count="0" meta:page-count="2" meta:paragraph-count="12" meta:word-count="316" meta:character-count="2566" meta:non-whitespace-character-count="2257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TDF%20Docs/TDF%20Docs/TDF%20Docs/PR/TDF%20Docs/TDF%20Docs/TDF%20Docs/TDF%20Docs/Nextcloud/LO%20Releases/Software/LibreOffice/Template/normal.ott" meta:date="2018-07-14T18:18:30.531303885"/>
  </office:meta>
</office:document-meta>
</file>